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./python learn.py --dataroot flows.pickle --net runs/Oct26_00-03-50_gpu/lstm_module_1284.pth --function test --batchSize 5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cket</text:p>
          </table:table-cell>
          <table:table-cell office:value-type="string" calcext:value-type="string">
            <text:p>metric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Youde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.99105088" calcext:value-type="float">
            <text:p>0.99105088</text:p>
          </table:table-cell>
          <table:table-cell office:value-type="float" office:value="0.96975894" calcext:value-type="float">
            <text:p>0.96975894</text:p>
          </table:table-cell>
          <table:table-cell office:value-type="float" office:value="0.97833951" calcext:value-type="float">
            <text:p>0.97833951</text:p>
          </table:table-cell>
          <table:table-cell office:value-type="float" office:value="0.97403033" calcext:value-type="float">
            <text:p>0.97403033</text:p>
          </table:table-cell>
          <table:table-cell office:value-type="float" office:value="0.9720224" calcext:value-type="float">
            <text:p>0.9720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</text:p>
          </table:table-cell>
          <table:table-cell office:value-type="string" calcext:value-type="string">
            <text:p>metric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Youde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.9968318" calcext:value-type="float">
            <text:p>0.9968318</text:p>
          </table:table-cell>
          <table:table-cell office:value-type="float" office:value="0.99684549" calcext:value-type="float">
            <text:p>0.99684549</text:p>
          </table:table-cell>
          <table:table-cell office:value-type="float" office:value="0.99061103" calcext:value-type="float">
            <text:p>0.99061103</text:p>
          </table:table-cell>
          <table:table-cell office:value-type="float" office:value="0.99371848" calcext:value-type="float">
            <text:p>0.99371848</text:p>
          </table:table-cell>
          <table:table-cell office:value-type="float" office:value="0.98954945" calcext:value-type="float">
            <text:p>0.9895494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./python learn.py --dataroot flows15.pickle --net runs/Oct28_15-41-46_gpu/lstm_module_997.pth --function test --batchSize 5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cket</text:p>
          </table:table-cell>
          <table:table-cell office:value-type="string" calcext:value-type="string">
            <text:p>metric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Youde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.99510778" calcext:value-type="float">
            <text:p>0.99510778</text:p>
          </table:table-cell>
          <table:table-cell office:value-type="float" office:value="0.83421616" calcext:value-type="float">
            <text:p>0.83421616</text:p>
          </table:table-cell>
          <table:table-cell office:value-type="float" office:value="0.87627185" calcext:value-type="float">
            <text:p>0.87627185</text:p>
          </table:table-cell>
          <table:table-cell office:value-type="float" office:value="0.85472699" calcext:value-type="float">
            <text:p>0.85472699</text:p>
          </table:table-cell>
          <table:table-cell office:value-type="float" office:value="0.87336398" calcext:value-type="float">
            <text:p>0.873363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</text:p>
          </table:table-cell>
          <table:table-cell office:value-type="string" calcext:value-type="string">
            <text:p>metric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Youde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.98329477" calcext:value-type="float">
            <text:p>0.98329477</text:p>
          </table:table-cell>
          <table:table-cell office:value-type="float" office:value="0.78581264" calcext:value-type="float">
            <text:p>0.78581264</text:p>
          </table:table-cell>
          <table:table-cell office:value-type="float" office:value="0.72596331" calcext:value-type="float">
            <text:p>0.72596331</text:p>
          </table:table-cell>
          <table:table-cell office:value-type="float" office:value="0.7547033" calcext:value-type="float">
            <text:p>0.7547033</text:p>
          </table:table-cell>
          <table:table-cell office:value-type="float" office:value="0.71870168" calcext:value-type="float">
            <text:p>0.7187016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CIC-IDS-17</text:p>
          </table:table-cell>
          <table:table-cell table:style-name="ce1" table:number-columns-repeated="3"/>
          <table:table-cell table:style-name="ce1" office:value-type="string" calcext:value-type="string">
            <text:p>UNSW-NB-15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Packet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Flow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Packet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Flow</text:p>
          </table:table-cell>
          <table:table-cell table:style-name="ce1" office:value-type="string" calcext:value-type="string">
            <text:p>\\</text:p>
          </table:table-cell>
          <table:table-cell table:style-name="ce1" office:value-type="string" calcext:value-type="string">
            <text:p>\midrule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float" office:value="0.99105088" calcext:value-type="float">
            <text:p>0.991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float" office:value="0.9968318" calcext:value-type="float">
            <text:p>0.997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float" office:value="0.99510778" calcext:value-type="float">
            <text:p>0.995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float" office:value="0.98329477" calcext:value-type="float">
            <text:p>0.983</text:p>
          </table:table-cell>
          <table:table-cell table:style-name="ce1" office:value-type="string" calcext:value-type="string">
            <text:p>\\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float" office:value="0.96975894" calcext:value-type="float">
            <text:p>0.970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float" office:value="0.99684549" calcext:value-type="float">
            <text:p>0.997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float" office:value="0.83421616" calcext:value-type="float">
            <text:p>0.834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float" office:value="0.78581264" calcext:value-type="float">
            <text:p>0.786</text:p>
          </table:table-cell>
          <table:table-cell table:style-name="ce1" office:value-type="string" calcext:value-type="string">
            <text:p>\\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float" office:value="0.97833951" calcext:value-type="float">
            <text:p>0.978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float" office:value="0.99061103" calcext:value-type="float">
            <text:p>0.991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float" office:value="0.87627185" calcext:value-type="float">
            <text:p>0.876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float" office:value="0.72596331" calcext:value-type="float">
            <text:p>0.726</text:p>
          </table:table-cell>
          <table:table-cell table:style-name="ce1" office:value-type="string" calcext:value-type="string">
            <text:p>\\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float" office:value="0.97403033" calcext:value-type="float">
            <text:p>0.974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float" office:value="0.99371848" calcext:value-type="float">
            <text:p>0.994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float" office:value="0.85472699" calcext:value-type="float">
            <text:p>0.855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float" office:value="0.7547033" calcext:value-type="float">
            <text:p>0.755</text:p>
          </table:table-cell>
          <table:table-cell table:style-name="ce1" office:value-type="string" calcext:value-type="string">
            <text:p>\\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Youden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float" office:value="0.9720224" calcext:value-type="float">
            <text:p>0.972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float" office:value="0.98954945" calcext:value-type="float">
            <text:p>0.990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float" office:value="0.87336398" calcext:value-type="float">
            <text:p>0.873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float" office:value="0.71870168" calcext:value-type="float">
            <text:p>0.719</text:p>
          </table:table-cell>
          <table:table-cell table:style-name="ce1" office:value-type="string" calcext:value-type="string">
            <text:p>\\</text:p>
          </table:table-cell>
          <table:table-cell table:style-name="ce1" table:number-columns-repeated="1014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 style:data-style-name="N2" text:time-value="22:20:05.2384113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7:45:53.166067635</meta:creation-date>
    <dc:date>2019-12-06T22:20:33.650542924</dc:date>
    <meta:editing-duration>PT1H19M15S</meta:editing-duration>
    <meta:editing-cycles>2</meta:editing-cycles>
    <meta:generator>LibreOffice/6.2.8.2$Linux_X86_64 LibreOffice_project/20$Build-2</meta:generator>
    <meta:document-statistic meta:table-count="1" meta:cell-count="112" meta:object-count="0"/>
  </office:meta>
</office:document-meta>
</file>